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ELECTION OF THE SEVEN DEACONS (6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SELECTION OF THE SEVEN DEACONS (6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mplaint to the church leaders (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nference of the church leaders (6:2-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conference of the church leaders (6:2-4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ir dilemma (6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ir decision (6: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ir duties (6:4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SELECTION OF THE SEVEN DEACONS (6:1-7)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complaint to the church leaders (6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conference of the church leaders (6:2-4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choice by the church leaders (6:5-7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The choice by the church leaders (6:5-7)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The individuals (6: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installation (6:6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increase (6:7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HE SELECTION OF THE SEVEN DEACONS (6:1-7)<text:s text:c="1"/></text:span><text:span text:style-name="a511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complaint to the church leaders (6:1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conference of the church leaders (6:2-4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choice by the church leaders (6:5-7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ACTS 6<text:s text:c="1"/></text:span><text:span text:style-name="a529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THE SELECTION OF THE SEVEN DEACONS (6:1-7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SLANDER AGAINST THE ONE DEACON (6:8-15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2-tx-Title-and-Text" presentation:presentation-page-layout-name="Master1-PPL12" draw:id="Slide-263">
        <draw:frame draw:id="id97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THE SLANDER AGAINST THE ONE DEACON (6:8-15)<text:s text:c="1"/></text:span><text:span text:style-name="a544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miracles by Stephen (6: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malice against Stephen (6:9-14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The malice against Stephen (6:9-14)<text:s text:c="1"/></text:span><text:span text:style-name="a559" text:class-names=""/></text:p>
          </draw:text-box>
          <svg:title/>
          <svg:desc/>
        </draw:frame>
        <draw:frame draw:id="id100" presentation:style-name="a574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Who (6:9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Why (6:1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What (6:11-14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0" draw:style-name="a575" draw:master-page-name="Master1-Layout12-tx-Title-and-Text" presentation:presentation-page-layout-name="Master1-PPL12" draw:id="Slide-265">
        <draw:frame draw:id="id101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What (6:11-14):<text:s text:c="1"/></text:span><text:span text:style-name="a577" text:class-names=""/></text:p>
          </draw:text-box>
          <svg:title/>
          <svg:desc/>
        </draw:frame>
        <draw:frame draw:id="id102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That Jesus will destroy the Temple of God (6:13a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at Jesus will destroy the law of God (6:11-12, 13b-14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1" draw:style-name="a590" draw:master-page-name="Master1-Layout12-tx-Title-and-Text" presentation:presentation-page-layout-name="Master1-PPL12" draw:id="Slide-266">
        <draw:frame draw:id="id103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e malice against Stephen (6:9-14)<text:s text:c="1"/></text:span><text:span text:style-name="a592" text:class-names=""/></text:p>
          </draw:text-box>
          <svg:title/>
          <svg:desc/>
        </draw:frame>
        <draw:frame draw:id="id104" presentation:style-name="a607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Who (6:9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Why (6:10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What (6:11-14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2" draw:style-name="a608" draw:master-page-name="Master1-Layout12-tx-Title-and-Text" presentation:presentation-page-layout-name="Master1-PPL12" draw:id="Slide-267">
        <draw:frame draw:id="id105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THE SLANDER AGAINST THE ONE DEACON (6:8-15)<text:s text:c="1"/></text:span><text:span text:style-name="a610" text:class-names=""/></text:p>
          </draw:text-box>
          <svg:title/>
          <svg:desc/>
        </draw:frame>
        <draw:frame draw:id="id106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 miracles by Stephen (6:8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malice against Stephen (6:9-14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meekness of Stephen (6:15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3" draw:style-name="a626" draw:master-page-name="Master1-Layout12-tx-Title-and-Text" presentation:presentation-page-layout-name="Master1-PPL12" draw:id="Slide-268">
        <draw:frame draw:id="id107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ACTS 6<text:s text:c="1"/></text:span><text:span text:style-name="a628" text:class-names=""/></text:p>
          </draw:text-box>
          <svg:title/>
          <svg:desc/>
        </draw:frame>
        <draw:frame draw:id="id108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THE SELECTION OF THE SEVEN DEACONS (6:1-7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THE SLANDER AGAINST THE ONE DEACON (6:8-15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6 </dc:title>
    <meta:initial-creator>David STRICKLAND</meta:initial-creator>
    <dc:creator>David STRICKLAND</dc:creator>
    <meta:creation-date>2020-02-23T23:10:52Z</meta:creation-date>
    <dc:date>2020-02-23T23:10:52Z</dc:date>
    <meta:template xlink:href="BibleStudy" xlink:type="simple"/>
    <meta:editing-cycles>1</meta:editing-cycles>
    <meta:editing-duration>PT0S</meta:editing-duration>
    <meta:document-statistic meta:paragraph-count="45" meta:word-count="349"/>
  </office:meta>
</office:document-meta>
</file>